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3" style:family="paragraph" style:parent-style-name="Standard">
      <style:paragraph-properties fo:text-align="center" style:justify-single-word="false"/>
    </style:style>
    <style:style style:name="P4"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5" style:family="paragraph" style:parent-style-name="Text_20_body_20_indent">
      <style:paragraph-properties fo:margin-left="0.5in" fo:margin-right="0in" fo:text-indent="0in" style:auto-text-indent="false"/>
    </style:style>
    <style:style style:name="P6" style:family="paragraph" style:parent-style-name="Text_20_body_20_indent">
      <style:paragraph-properties fo:margin-left="0.5in" fo:margin-right="0in" fo:text-indent="0in" style:auto-text-indent="false"/>
      <style:text-properties fo:font-weight="bold"/>
    </style:style>
    <style:style style:name="P7" style:family="paragraph" style:parent-style-name="Text_20_body_20_indent">
      <style:paragraph-properties fo:margin-left="0.5in" fo:margin-right="0in" fo:text-indent="0in" style:auto-text-indent="false"/>
      <style:text-properties fo:font-size="10pt" fo:font-weight="normal"/>
    </style:style>
    <style:style style:name="P8" style:family="paragraph" style:parent-style-name="Text_20_body">
      <style:text-properties fo:color="#ff0000"/>
    </style:style>
    <style:style style:name="P9" style:family="paragraph" style:parent-style-name="Code_20_Indented">
      <style:paragraph-properties fo:margin-left="1in" fo:margin-right="0in" fo:text-indent="-0.25in" style:auto-text-indent="false"/>
    </style:style>
    <style:style style:name="P10" style:family="paragraph" style:parent-style-name="Standard" style:list-style-name="L2"/>
    <style:style style:name="P11" style:family="paragraph" style:parent-style-name="Standard" style:list-style-name="L2"/>
    <style:style style:name="P12" style:family="paragraph" style:parent-style-name="Standard" style:list-style-name="L2"/>
    <style:style style:name="P13" style:family="paragraph" style:parent-style-name="Standard" style:list-style-name="L2"/>
    <style:style style:name="P14" style:family="paragraph" style:parent-style-name="Standard" style:list-style-name="L2"/>
    <style:style style:name="P15" style:family="paragraph" style:parent-style-name="Standard" style:list-style-name="L5"/>
    <style:style style:name="P16" style:family="paragraph" style:parent-style-name="Standard" style:list-style-name="L5"/>
    <style:style style:name="P17" style:family="paragraph" style:parent-style-name="Standard" style:list-style-name="L5"/>
    <style:style style:name="P18" style:family="paragraph" style:parent-style-name="Standard">
      <style:text-properties fo:font-size="14pt" fo:font-weight="bold"/>
    </style:style>
    <style:style style:name="P19" style:family="paragraph" style:parent-style-name="Standard">
      <style:paragraph-properties fo:margin-left="0.5in" fo:margin-right="0in" fo:text-indent="0in" style:auto-text-indent="false"/>
    </style:style>
    <style:style style:name="P20" style:family="paragraph" style:parent-style-name="Standard">
      <style:paragraph-properties fo:margin-left="0in" fo:margin-right="0in" fo:text-indent="0in" style:auto-text-indent="false"/>
    </style:style>
    <style:style style:name="P21" style:family="paragraph" style:parent-style-name="Standard" style:list-style-name="L5">
      <style:paragraph-properties fo:margin-left="0in" fo:margin-right="0in" fo:text-indent="0in" style:auto-text-indent="false"/>
      <style:text-properties fo:font-style="normal" style:font-style-asian="italic" style:font-style-complex="italic"/>
    </style:style>
    <style:style style:name="P22" style:family="paragraph" style:parent-style-name="Standard">
      <style:paragraph-properties fo:margin-left="0in" fo:margin-right="0in" fo:margin-top="0in" fo:margin-bottom="0in" fo:text-indent="0in" style:auto-text-indent="false"/>
      <style:text-properties fo:font-style="normal" fo:font-weight="normal" style:font-style-asian="italic" style:font-style-complex="italic"/>
    </style:style>
    <style:style style:name="P23" style:family="paragraph" style:parent-style-name="Standard">
      <style:paragraph-properties fo:margin-left="0in" fo:margin-right="0in" fo:margin-top="0in" fo:margin-bottom="0in" fo:text-indent="0in" style:auto-text-indent="false"/>
      <style:text-properties fo:font-size="14pt" fo:font-style="normal" fo:font-weight="bold" style:font-style-asian="italic" style:font-style-complex="italic"/>
    </style:style>
    <style:style style:name="P24" style:family="paragraph" style:parent-style-name="Heading_20_1" style:list-style-name="L1"/>
    <style:style style:name="P25" style:family="paragraph" style:parent-style-name="Heading_20_2" style:list-style-name="L3"/>
    <style:style style:name="P26" style:family="paragraph" style:parent-style-name="Heading_20_2" style:list-style-name="L1"/>
    <style:style style:name="P27" style:family="paragraph" style:parent-style-name="Heading_20_2">
      <style:paragraph-properties fo:margin-left="0in" fo:margin-right="0in" fo:margin-top="0in" fo:margin-bottom="0in" fo:text-indent="0in" style:auto-text-indent="false"/>
      <style:text-properties fo:font-style="normal" fo:font-weight="normal" style:font-style-asian="italic" style:font-style-complex="italic"/>
    </style:style>
    <style:style style:name="P28"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9" style:family="paragraph" style:parent-style-name="Text_20_body_20_indent" style:list-style-name="L3"/>
    <style:style style:name="P30" style:family="paragraph" style:parent-style-name="Text_20_body_20_indent" style:list-style-name="L3"/>
    <style:style style:name="P31" style:family="paragraph" style:parent-style-name="Text_20_body_20_indent">
      <style:paragraph-properties fo:margin-left="0.5in" fo:margin-right="0in" fo:text-indent="0in" style:auto-text-indent="false"/>
    </style:style>
    <style:style style:name="P32" style:family="paragraph" style:parent-style-name="Text_20_body_20_indent">
      <style:paragraph-properties fo:margin-left="0.5in" fo:margin-right="0in" fo:text-indent="0in" style:auto-text-indent="false"/>
      <style:text-properties fo:font-size="10pt" fo:font-weight="normal"/>
    </style:style>
    <style:style style:name="P33" style:family="paragraph" style:parent-style-name="Contents_20_1">
      <style:paragraph-properties>
        <style:tab-stops>
          <style:tab-stop style:position="6.9in" style:type="right" style:leader-style="dotted" style:leader-text="."/>
        </style:tab-stops>
      </style:paragraph-properties>
    </style:style>
    <style:style style:name="P34" style:family="paragraph" style:parent-style-name="Contents_20_2">
      <style:paragraph-properties>
        <style:tab-stops>
          <style:tab-stop style:position="6.7335in" style:type="right" style:leader-style="dotted" style:leader-text="."/>
        </style:tab-stops>
      </style:paragraph-properties>
    </style:style>
    <style:style style:name="P35" style:family="paragraph" style:parent-style-name="Contents_20_3">
      <style:paragraph-properties>
        <style:tab-stops>
          <style:tab-stop style:position="6.5665in" style:type="right" style:leader-style="dotted" style:leader-text="."/>
        </style:tab-stops>
      </style:paragraph-properties>
    </style:style>
    <style:style style:name="P36" style:family="paragraph" style:parent-style-name="List_20_Number" style:list-style-name="L3"/>
    <style:style style:name="P37" style:family="paragraph" style:parent-style-name="List_20_Number" style:list-style-name="L3"/>
    <style:style style:name="P38" style:family="paragraph" style:parent-style-name="List_20_Number" style:list-style-name="L3"/>
    <style:style style:name="P39" style:family="paragraph" style:parent-style-name="List_20_Number" style:list-style-name="L3">
      <style:text-properties fo:color="#ff0000"/>
    </style:style>
    <style:style style:name="P40" style:family="paragraph" style:parent-style-name="List_20_Number" style:list-style-name="L3"/>
    <style:style style:name="P41" style:family="paragraph" style:parent-style-name="List_20_Number" style:list-style-name="L3"/>
    <style:style style:name="P42" style:family="paragraph" style:parent-style-name="List_20_Number_20_Code" style:list-style-name="WW8Num9">
      <style:paragraph-properties fo:margin-left="0.5in" fo:margin-right="0in" fo:text-indent="0in" style:auto-text-indent="false"/>
    </style:style>
    <style:style style:name="P43" style:family="paragraph" style:parent-style-name="List_20_Number_20_Code" style:list-style-name="WW8Num9">
      <style:paragraph-properties fo:margin-left="0.5in" fo:margin-right="0in" fo:text-indent="0in" style:auto-text-indent="false"/>
    </style:style>
    <style:style style:name="P44" style:family="paragraph" style:parent-style-name="List_20_Number_20_Code" style:list-style-name="WW8Num9">
      <style:paragraph-properties fo:margin-left="0.5in" fo:margin-right="0in" fo:text-indent="0in" style:auto-text-indent="false"/>
    </style:style>
    <style:style style:name="P45" style:family="paragraph" style:parent-style-name="List_20_Number_20_Code">
      <style:paragraph-properties fo:margin-left="0in" fo:margin-right="0in" fo:text-indent="0in" style:auto-text-indent="false"/>
    </style:style>
    <style:style style:name="P46" style:family="paragraph" style:parent-style-name="List_20_Number_20_Code" style:list-style-name="WW8Num9">
      <style:paragraph-properties fo:margin-left="0in" fo:margin-right="0in" fo:text-indent="0in" style:auto-text-indent="false"/>
    </style:style>
    <style:style style:name="P47" style:family="paragraph" style:parent-style-name="List_20_Number_20_Code" style:list-style-name="WW8Num9">
      <style:paragraph-properties fo:margin-left="0in" fo:margin-right="0in" fo:text-indent="0in" style:auto-text-indent="false"/>
    </style:style>
    <style:style style:name="P48" style:family="paragraph" style:parent-style-name="Code_20_Indented">
      <style:paragraph-properties fo:margin-left="0.5in" fo:margin-right="0in" fo:text-indent="0in" style:auto-text-indent="false"/>
    </style:style>
    <style:style style:name="P49"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50" style:family="paragraph" style:parent-style-name="Default_20_Text">
      <style:paragraph-properties fo:margin-left="0.5in" fo:margin-right="0in" fo:text-indent="0in" style:auto-text-indent="false"/>
      <style:text-properties fo:font-style="normal" style:font-style-asian="italic" style:font-style-complex="italic"/>
    </style:style>
    <style:style style:name="P51" style:family="paragraph" style:parent-style-name="Text_20_Body_20_Single" style:list-style-name="L5">
      <style:paragraph-properties fo:margin-left="0in" fo:margin-right="0in" fo:margin-top="0in" fo:margin-bottom="0in" fo:text-indent="0in" style:auto-text-indent="false"/>
      <style:text-properties fo:font-style="normal" style:font-style-asian="italic" style:font-style-complex="italic"/>
    </style:style>
    <style:style style:name="P52" style:family="paragraph" style:parent-style-name="Text_20_Body_20_Single" style:list-style-name="L5">
      <style:paragraph-properties fo:margin-left="0in" fo:margin-right="0in" fo:margin-top="0in" fo:margin-bottom="0in" fo:text-indent="0in" style:auto-text-indent="false"/>
      <style:text-properties fo:font-style="normal" style:font-style-asian="italic" style:font-style-complex="italic"/>
    </style:style>
    <style:style style:name="P53" style:family="paragraph" style:parent-style-name="Text_20_Body_20_Single" style:list-style-name="L5">
      <style:paragraph-properties fo:margin-left="0in" fo:margin-right="0in" fo:margin-top="0in" fo:margin-bottom="0in" fo:text-indent="0in" style:auto-text-indent="false"/>
      <style:text-properties fo:font-style="normal" style:font-style-asian="italic" style:font-style-complex="italic"/>
    </style:style>
    <style:style style:name="P54" style:family="paragraph" style:parent-style-name="Text_20_Body_20_Single" style:list-style-name="L5">
      <style:paragraph-properties fo:margin-left="0in" fo:margin-right="0in" fo:margin-top="0in" fo:margin-bottom="0in" fo:text-indent="0in" style:auto-text-indent="false"/>
      <style:text-properties fo:font-style="normal" style:font-style-asian="italic" style:font-style-complex="italic"/>
    </style:style>
    <style:style style:name="P55" style:family="paragraph" style:parent-style-name="Text_20_Body_20_Single" style:list-style-name="L5">
      <style:paragraph-properties fo:margin-left="0in" fo:margin-right="0in" fo:margin-top="0in" fo:margin-bottom="0in" fo:text-indent="0in" style:auto-text-indent="false"/>
      <style:text-properties fo:font-style="normal" style:font-style-asian="italic" style:font-style-complex="italic"/>
    </style:style>
    <style:style style:name="P56" style:family="paragraph" style:parent-style-name="Text_20_Body_20_Single" style:list-style-name="L5">
      <style:paragraph-properties fo:margin-left="0in" fo:margin-right="0in" fo:margin-top="0in" fo:margin-bottom="0in" fo:text-indent="0in" style:auto-text-indent="false"/>
      <style:text-properties fo:font-style="normal" style:font-style-asian="italic" style:font-style-complex="italic"/>
    </style:style>
    <style:style style:name="P57" style:family="paragraph" style:parent-style-name="Text_20_Body_20_Single">
      <style:paragraph-properties fo:margin-left="0in" fo:margin-right="0in" fo:margin-top="0in" fo:margin-bottom="0in" fo:text-indent="0in" style:auto-text-indent="false"/>
      <style:text-properties fo:font-style="normal" fo:font-weight="normal" style:font-style-asian="italic" style:font-style-complex="italic"/>
    </style:style>
    <style:style style:name="P58" style:family="paragraph" style:parent-style-name="Text_20_Body_20_Single" style:list-style-name="L5">
      <style:paragraph-properties fo:margin-left="0in" fo:margin-right="0in" fo:margin-top="0in" fo:margin-bottom="0in" fo:text-indent="0in" style:auto-text-indent="false"/>
      <style:text-properties fo:font-style="normal" fo:font-weight="normal" style:font-style-asian="italic" style:font-style-complex="italic"/>
    </style:style>
    <style:style style:name="P59" style:family="paragraph" style:parent-style-name="Text_20_Body_20_Single" style:list-style-name="L5">
      <style:paragraph-properties fo:margin-left="0in" fo:margin-right="0in" fo:margin-top="0in" fo:margin-bottom="0in" fo:text-indent="0in" style:auto-text-indent="false"/>
      <style:text-properties fo:font-style="normal" fo:font-weight="normal" style:font-style-asian="italic" style:font-style-complex="italic"/>
    </style:style>
    <style:style style:name="P60"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61"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62"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63"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64"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65"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66"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67"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68"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69"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70"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71"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72"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73" style:family="paragraph" style:parent-style-name="Text_20_Body_20_Single" style:list-style-name="L9">
      <style:paragraph-properties fo:margin-left="0in" fo:margin-right="0in" fo:margin-top="0in" fo:margin-bottom="0in" fo:text-indent="0in" style:auto-text-indent="false"/>
      <style:text-properties fo:font-style="normal" fo:font-weight="normal" style:font-style-asian="italic" style:font-style-complex="italic"/>
    </style:style>
    <style:style style:name="P74" style:family="paragraph" style:parent-style-name="Text_20_Body_20_Single" style:list-style-name="L9">
      <style:paragraph-properties fo:margin-left="0in" fo:margin-right="0in" fo:margin-top="0in" fo:margin-bottom="0in" fo:text-indent="0in" style:auto-text-indent="false"/>
      <style:text-properties fo:font-style="normal" fo:font-weight="normal" style:font-style-asian="italic" style:font-style-complex="italic"/>
    </style:style>
    <style:style style:name="P75" style:family="paragraph" style:parent-style-name="Text_20_Body_20_Single" style:list-style-name="L9">
      <style:paragraph-properties fo:margin-left="0in" fo:margin-right="0in" fo:margin-top="0in" fo:margin-bottom="0in" fo:text-indent="0in" style:auto-text-indent="false"/>
      <style:text-properties fo:font-style="normal" fo:font-weight="normal" style:font-style-asian="italic" style:font-style-complex="italic"/>
    </style:style>
    <style:style style:name="P76"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77"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78" style:family="paragraph" style:parent-style-name="Text_20_Body_20_Single" style:list-style-name="L9">
      <style:paragraph-properties fo:margin-left="0in" fo:margin-right="0in" fo:margin-top="0in" fo:margin-bottom="0in" fo:text-indent="0in" style:auto-text-indent="false"/>
      <style:text-properties fo:font-style="normal" fo:font-weight="normal" style:font-style-asian="italic" style:font-style-complex="italic"/>
    </style:style>
    <style:style style:name="P79"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80"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81" style:family="paragraph" style:parent-style-name="Text_20_Body_20_Single" style:list-style-name="L9">
      <style:paragraph-properties fo:margin-left="0in" fo:margin-right="0in" fo:margin-top="0in" fo:margin-bottom="0in" fo:text-indent="0in" style:auto-text-indent="false"/>
      <style:text-properties fo:font-style="normal" fo:font-weight="normal" style:font-style-asian="italic" style:font-style-complex="italic"/>
    </style:style>
    <style:style style:name="P82" style:family="paragraph" style:parent-style-name="Text_20_Body_20_Single" style:list-style-name="L9">
      <style:paragraph-properties fo:margin-left="0in" fo:margin-right="0in" fo:margin-top="0in" fo:margin-bottom="0in" fo:text-indent="0in" style:auto-text-indent="false"/>
      <style:text-properties fo:font-style="normal" fo:font-weight="normal" style:font-style-asian="italic" style:font-style-complex="italic"/>
    </style:style>
    <style:style style:name="P83"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84"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85"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86"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87"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88" style:family="paragraph" style:parent-style-name="Text_20_Body_20_Single" style:list-style-name="L9">
      <style:paragraph-properties fo:margin-left="0in" fo:margin-right="0in" fo:margin-top="0in" fo:margin-bottom="0in" fo:text-indent="0in" style:auto-text-indent="false"/>
    </style:style>
    <style:style style:name="T1" style:family="text">
      <style:text-properties style:font-name="Times New Roman" fo:font-size="12pt" style:font-size-asian="12pt" style:font-size-complex="12pt"/>
    </style:style>
    <style:style style:name="T2" style:family="text">
      <style:text-properties fo:font-style="italic" style:font-style-asian="italic" style:font-style-complex="italic"/>
    </style:style>
    <style:style style:name="T3" style:family="text">
      <style:text-properties fo:font-style="normal" style:font-style-asian="italic" style:font-style-complex="italic"/>
    </style:style>
    <style:style style:name="T4" style:family="text">
      <style:text-properties fo:font-style="normal" fo:font-weight="normal" style:font-style-asian="italic" style:font-style-complex="italic"/>
    </style:style>
    <style:style style:name="T5" style:family="text">
      <style:text-properties fo:font-weight="bold"/>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xCAT 2 Setup PostgreSQL</text:p>
      <text:p text:style-name="P3"><text:date style:data-style-name="N37" text:date-value="2010-05-27T14:53:16.68">05/27/10</text:date>, <text:time style:data-style-name="N43" text:time-value="2010-05-27T14:53:16.69">02:53:17 PM</text:time></text:p>
      <text:p text:style-name="P4"/>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3"><text:a xlink:type="simple" xlink:href="#1.Switching to  PostgreSQL Database on Management Node|outline" text:style-name="Internet_20_link" text:visited-style-name="Internet_20_link">1.0 Switching to <text:s/>PostgreSQL Database on Management Node</text:a><text:tab/>1</text:p>
          <text:p text:style-name="P34"><text:a xlink:type="simple" xlink:href="#1.1.Install PostgreSQL |outline" text:style-name="Internet_20_link" text:visited-style-name="Internet_20_link">1.1 Install PostgreSQL </text:a><text:tab/>1</text:p>
          <text:p text:style-name="P35"><text:a xlink:type="simple" xlink:href="#1.1.1.Install Postgresql on Linux|outline" text:style-name="Internet_20_link" text:visited-style-name="Internet_20_link">1.1.1 Install Postgresql on Linux</text:a><text:tab/>1</text:p>
          <text:p text:style-name="P35"><text:a xlink:type="simple" xlink:href="#1.1.2.Install PostgreSQL on  AIX  MN ( under construction ,  supported xCAT 2.5 release)|outline" text:style-name="Internet_20_link" text:visited-style-name="Internet_20_link">1.1.2 Install PostgreSQL on <text:s/>AIX <text:s/>MN ( under construction , <text:s/>supported xCAT 2.5 release)</text:a><text:tab/>2</text:p>
          <text:p text:style-name="P34"><text:a xlink:type="simple" xlink:href="#1.2.Setup PostgreSQL  on AIX and Linux|outline" text:style-name="Internet_20_link" text:visited-style-name="Internet_20_link">1.2 Setup PostgreSQL <text:s/>on AIX and Linux</text:a><text:tab/>2</text:p>
          <text:p text:style-name="P34"><text:a xlink:type="simple" xlink:href="#1.3.Migrate your database to PostgreSQL|outline" text:style-name="Internet_20_link" text:visited-style-name="Internet_20_link">1.3 Migrate your database to PostgreSQL</text:a><text:tab/>4</text:p>
          <text:p text:style-name="P34"><text:a xlink:type="simple" xlink:href="#1.4.Using Postgreql  ( psql command line interface)|outline" text:style-name="Internet_20_link" text:visited-style-name="Internet_20_link">1.4 Using Postgreql <text:s/>( psql command line interface)</text:a><text:tab/>5</text:p>
        </text:index-body>
      </text:table-of-content>
      <text:p text:style-name="P2"/>
      <text:list text:style-name="L1">
        <text:list-item>
          <text:h text:style-name="P24" text:outline-level="1">Switching to <text:s/>PostgreSQL Database on Management Node</text:h>
        </text:list-item>
      </text:list>
      <text:p text:style-name="P49"><text:s text:c="6"/>One reason to migrate from the default SQLite database to PostgreSQL with xCAT is for xCAT hierarchy using Service Nodes. PostgreSQL provides the ability for remote access to the xCAT database on the Management node which is required by Service Nodes. PostgreSQL also support IPV6.</text:p>
      <text:p text:style-name="Standard"/>
      <text:p text:style-name="Standard">To set up the postgresql database on the Management Node follow these steps. </text:p>
      <text:p text:style-name="Standard"/>
      <text:p text:style-name="Standard">This example assumes:</text:p>
      <text:list text:style-name="L2">
        <text:list-item>
          <text:p text:style-name="P10">11.16.0.1: <text:s/>IP of management node (cluster-facing NIC)</text:p>
        </text:list-item>
        <text:list-item>
          <text:p text:style-name="P10">xcatdb: <text:s/>database name</text:p>
        </text:list-item>
        <text:list-item>
          <text:p text:style-name="P10">xcatadm: <text:s/>database role (aka user)</text:p>
        </text:list-item>
        <text:list-item>
          <text:p text:style-name="P10">cluster: <text:s/>database password</text:p>
        </text:list-item>
        <text:list-item>
          <text:p text:style-name="P10">11.16.1.230 &amp; 11.16.2.230: <text:s/>service nodes (mgmt node facing NIC)</text:p>
        </text:list-item>
      </text:list>
      <text:p text:style-name="Text_20_body_20_indent">Substitute your addresses and desired userid , password and database name as appropriate.</text:p>
      <text:h text:style-name="Heading_20_2" text:outline-level="2">Install PostgreSQL </text:h>
      <text:p text:style-name="Standard"/>
      <text:h text:style-name="Heading_20_3" text:outline-level="3">Install Postgresql on Linux</text:h>
      <text:p text:style-name="Standard"/>
      <text:p text:style-name="Standard">The postgreSQL rpms are part of the base Linux OS. <text:s text:c="2"/>You should find for example the following rpms installed.</text:p>
      <text:p text:style-name="P19">postgresql-libs-*</text:p>
      <text:p text:style-name="P19">postgresql-server-*</text:p>
      <text:p text:style-name="P19">postgresql-*</text:p>
      <text:p text:style-name="Standard"/>
      <text:p text:style-name="Standard"><text:soft-page-break/>In addition you need to install the Perl-DBD code from the OS.</text:p>
      <text:list text:style-name="WW8Num9">
        <text:list-header>
          <text:p text:style-name="P45"><text:s text:c="3"/><text:span text:style-name="T1">Perl-DBD-Pg*</text:span></text:p>
        </text:list-header>
      </text:list>
      <text:p text:style-name="Standard"/>
      <text:h text:style-name="Heading_20_3" text:outline-level="3">Install PostgreSQL on <text:s/>AIX <text:s/>MN ( under construction , <text:s/>supported xCAT 2.5 release)</text:h>
      <text:p text:style-name="Standard">Before you install make sure you have enough space, <text:s/>PostgreSQL will be installed in /var/lib/pgsql and needs about 90 mgbytes for the code + the size needed for the xCAT database. <text:s/></text:p>
      <text:p text:style-name="Standard"/>
      <text:p text:style-name="P18">As root:</text:p>
      <text:p text:style-name="Standard"/>
      <text:p text:style-name="Standard"/>
      <text:list text:style-name="L5">
        <text:list-item>
          <text:p text:style-name="P15">Down load <text:s/>PostgreSQL rpms from the following location:<text:a xlink:type="simple" xlink:href="https://sourceforge.net/projects/xcat/files/">https://sourceforge.net/projects/xcat/files/</text:a><text:a xlink:type="simple" xlink:href="https://sourceforge.net/projects/xcat/files/"> <text:s/></text:a></text:p>
        </text:list-item>
        <text:list-item>
          <text:p text:style-name="P15">Unzip and untar in the location of your choice.</text:p>
          <text:p text:style-name="P15"/>
        </text:list-item>
      </text:list>
      <text:p text:style-name="P20"><text:span text:style-name="T2"><text:s text:c="12"/></text:span><text:span text:style-name="T3">gunzip <text:s/>xcat-postgresql-2*.gz</text:span></text:p>
      <text:p text:style-name="P50">tar -xvf xcat-postgresql-2*.tar</text:p>
      <text:p text:style-name="P50">./instpostgresql</text:p>
      <text:list text:style-name="L5" text:continue-numbering="true">
        <text:list-item>
          <text:p text:style-name="P21">Create <text:s/>the postgres id that will administer the PostgreSQL server</text:p>
          <text:p text:style-name="P51">mkgroup postgres<text:line-break/>mkuser pgrp=postgres home=/var/lib/pgsql postgres</text:p>
          <text:p text:style-name="P51">chpasswd -c postgres <text:s/>( assign a password)</text:p>
        </text:list-item>
        <text:list-item>
          <text:p text:style-name="P51">Create the xcatadm id that will own the xcatdb in PostgreSQL</text:p>
          <text:p text:style-name="P51">mkuser xcatadmin</text:p>
          <text:p text:style-name="P51">chpasswd -c xcatadm ( assign a password e.g. cluster)</text:p>
        </text:list-item>
        <text:list-item>
          <text:p text:style-name="P51">Create the directory for the databases and make postgres the owner</text:p>
          <text:p text:style-name="P58">mkdir /var/lib/pgsql/data</text:p>
          <text:p text:style-name="P58">chown postgres /var/lib/pgsql/data</text:p>
        </text:list-item>
      </text:list>
      <text:p text:style-name="P57"><text:s text:c="12"/>chgrp postgres /var/lib/pgsql/data</text:p>
      <text:p text:style-name="P57"/>
      <text:h text:style-name="P27" text:outline-level="2">Setup PostgreSQL <text:s/>on AIX and Linux</text:h>
      <text:p text:style-name="P22"/>
      <text:p text:style-name="P23">As postgres:</text:p>
      <text:p text:style-name="P57"/>
      <text:list text:style-name="L7">
        <text:list-item>
          <text:p text:style-name="P60">Switch to the postgres userid <text:s/>for further setup of PostgreSQL</text:p>
          <text:p text:style-name="P60">su – postgres</text:p>
          <text:p text:style-name="P60">pwd ( are you in /var/lib/pgsql)</text:p>
          <text:p text:style-name="P60">Setup .profile</text:p>
          <text:p text:style-name="P60">Add paths needing to run DB commands</text:p>
          <text:p text:style-name="P60">MANPATH=/usr/local/pgsql/man:$MANPATH</text:p>
          <text:p text:style-name="P60">export MANPATH</text:p>
          <text:p text:style-name="P60">PATH=/usr/local/pgsql/bin:$PATH</text:p>
          <text:p text:style-name="P60">export PATH</text:p>
        </text:list-item>
        <text:list-item>
          <text:p text:style-name="P60">Create a database installation</text:p>
          <text:p text:style-name="P60"><text:soft-page-break/>/var/lib/pgsql/bin/initdb -D /var/lib/pgsql/data</text:p>
          <text:p text:style-name="P60">You should get the following message Success. You can now start the database...</text:p>
        </text:list-item>
        <text:list-item>
          <text:p text:style-name="P60">Make the directory for the PostgreSQL log.</text:p>
          <text:p text:style-name="P60">mkdir /tmp/postgres</text:p>
        </text:list-item>
        <text:list-item>
          <text:p text:style-name="P60">Start/Stop <text:s/>the server</text:p>
        </text:list-item>
      </text:list>
      <text:p text:style-name="P57"/>
      <text:p text:style-name="P57"><text:tab/><text:span text:style-name="T5">On AIX:</text:span></text:p>
      <text:p text:style-name="P57"/>
      <text:list text:style-name="L9">
        <text:list-header>
          <text:p text:style-name="P73">/var/lib/pgsql/bin/pg_ctl -D /var/lib/pgsql/data -l /tmp/postgres/logfile start</text:p>
          <text:p text:style-name="P73">If you need to stop the server </text:p>
          <text:p text:style-name="P73">/var/lib/pgsql/bin/pg_ctl -D /var/lib/pgsql/data -l /tmp/postgres/logfile stop</text:p>
        </text:list-header>
      </text:list>
      <text:p text:style-name="P57"><text:s text:c="7"/></text:p>
      <text:p text:style-name="P57"><text:s text:c="12"/><text:span text:style-name="T5">On Linux:</text:span></text:p>
      <text:p text:style-name="P57"/>
      <text:p text:style-name="P57"><text:s text:c="13"/>service postgresql initdb to initialize the database</text:p>
      <text:p text:style-name="P57"><text:s text:c="13"/></text:p>
      <text:p text:style-name="P57"><text:s text:c="13"/>To stop/stop postgresql:</text:p>
      <text:p text:style-name="P57"/>
      <text:p text:style-name="P57"><text:s text:c="14"/>service postgresql start</text:p>
      <text:p text:style-name="P57"><text:s text:c="14"/>service postgresql stop</text:p>
      <text:p text:style-name="P57"/>
      <text:list text:style-name="L7" text:continue-numbering="true">
        <text:list-item>
          <text:p text:style-name="P60">Create the xcatadm userid in the database and set to own xcatdb</text:p>
        </text:list-item>
      </text:list>
      <text:list text:style-name="L9" text:continue-numbering="true">
        <text:list-header>
          <text:p text:style-name="P73">/var/lib/pgsql/bin/createuser -SDRP xcatadm</text:p>
          <text:p text:style-name="P73">( will prompt for password, remember the password.</text:p>
        </text:list-header>
      </text:list>
      <text:list text:style-name="L7" text:continue-numbering="true">
        <text:list-item>
          <text:p text:style-name="P60">Create the xcatdb database</text:p>
        </text:list-item>
      </text:list>
      <text:list text:style-name="L9" text:continue-numbering="true">
        <text:list-header>
          <text:p text:style-name="P73">/var/lib/pgsql/bin/createdb -O xcatadm xcatdb</text:p>
        </text:list-header>
      </text:list>
      <text:list text:style-name="L7" text:continue-numbering="true">
        <text:list-item>
          <text:p text:style-name="P60">exit <text:s/>( back to root)</text:p>
        </text:list-item>
        <text:list-item>
          <text:p text:style-name="P60">cd /var/lib/pgsql/data</text:p>
        </text:list-item>
        <text:list-item>
          <text:p text:style-name="P60">vi pg_hba.conf</text:p>
          <text:p text:style-name="P60"/>
        </text:list-item>
      </text:list>
      <text:list text:style-name="L9" text:continue-numbering="true">
        <text:list-header>
          <text:p text:style-name="P88"><text:line-break/>Lines should look like this (with your IP addresses substituted). <text:s text:c="2"/>This allows the service nodes to access the DB.</text:p>
        </text:list-header>
      </text:list>
      <text:p text:style-name="P9">local all all ident sameuser</text:p>
      <text:p text:style-name="P9"># IPv4 local connections:</text:p>
      <text:p text:style-name="P9">host all all 127.0.0.1/32 md5</text:p>
      <text:p text:style-name="P9">host all all 11.16.0.1/32 md5</text:p>
      <text:p text:style-name="P9">host all all 11.16.1.230/32 md5</text:p>
      <text:p text:style-name="P9">host all all 11.16.2.230/32 md5</text:p>
      <text:p text:style-name="P9"/>
      <text:p text:style-name="P5">where 11.16.0.1 is the MN and 11.16.1.230 and 11.16.2.230 are service nodes.</text:p>
      <text:list text:style-name="L7" text:continue-numbering="true">
        <text:list-item>
          <text:p text:style-name="P60">vi postgresql.conf</text:p>
        </text:list-item>
      </text:list>
      <text:p text:style-name="P5">set listen_addresses to '*':</text:p>
      <text:p text:style-name="P48">listen_addresses = '*' <text:s text:c="2"/># This allows remote access. </text:p>
      <text:p text:style-name="P6">Note: Be sure to uncomment the line</text:p>
      <text:p text:style-name="P7"><text:soft-page-break/>If you are working on large systems, <text:s/>you may need to increate the max_connections attribute in the file. <text:s/>This is the number of connections that can be make to the database at one time. <text:s text:c="2"/>If you are using service nodes, <text:s/>it is recommended that you</text:p>
      <text:p text:style-name="P7"><text:s/>set max_connections = 1000</text:p>
      <text:p text:style-name="P7"/>
      <text:p text:style-name="P7"/>
      <text:p text:style-name="P7">On Linux:</text:p>
      <text:p text:style-name="P5"/>
      <text:list text:style-name="WW8Num9">
        <text:list-item>
          <text:p text:style-name="P42">service postgresql restart</text:p>
        </text:list-item>
        <text:list-item>
          <text:p text:style-name="P42">chkconfig postgresql on</text:p>
          <text:p text:style-name="P42"/>
          <text:p text:style-name="P45"><text:s text:c="3"/>On AIX:</text:p>
        </text:list-item>
        <text:list-item>
          <text:p text:style-name="P46"><text:span text:style-name="T4">/var/lib/pgsql/bin/pg_ctl -D /var/lib/pgsql/data -l /tmp/postgres/logfile stop</text:span></text:p>
        </text:list-item>
        <text:list-item>
          <text:p text:style-name="P46"><text:span text:style-name="T4">/var/lib/pgsql/bin/pg_ctl -D /var/lib/pgsql/data -l /tmp/postgres/logfile start</text:span> </text:p>
        </text:list-item>
      </text:list>
      <text:h text:style-name="Heading_20_2" text:outline-level="2">Migrate your database to PostgreSQL</text:h>
      <text:p text:style-name="Text_20_body"/>
      <text:list text:style-name="L3">
        <text:list-item>
          <text:p text:style-name="P36">Backup <text:s/>your database to migrate to the new database. <text:s/>(This is required even if you have not added anything to your xCAT database yet. <text:s/>Required default entries were created when the xCAT RPMs were installed on the management node which, and they must be migrated to the new postgresql database.)<text:line-break/></text:p>
        </text:list-item>
      </text:list>
      <text:p text:style-name="P9">mkdir -p ~/xcat-dbback</text:p>
      <text:p text:style-name="P9">dumpxCATdb -p ~/xcat-dbback</text:p>
      <text:p text:style-name="P9"/>
      <text:list text:style-name="L3" text:continue-numbering="true">
        <text:list-item>
          <text:p text:style-name="P36">/etc/xcat/cfgloc file should contain the following line, substituting your specific info. This points the xCAT database access code to the new database. </text:p>
          <text:p text:style-name="P29"/>
        </text:list-item>
      </text:list>
      <text:p text:style-name="P9">Pg:dbname=xcatdb;host=11.16.0.1|xcatadm|cluster</text:p>
      <text:p text:style-name="P9"/>
      <text:p text:style-name="Text_20_body"><text:s text:c="14"/>change to allow only root access:</text:p>
      <text:p text:style-name="P9">chmod 0600 /etc/xcat/cfgloc</text:p>
      <text:p text:style-name="P8"/>
      <text:list text:style-name="L3" text:continue-numbering="true">
        <text:list-item>
          <text:p text:style-name="P36">Restore your database to postgresql (bypass mode runs the command without xcatd):</text:p>
        </text:list-item>
      </text:list>
      <text:p text:style-name="P9">XCATBYPASS=1 restorexCATdb -p ~/xcat-dbback</text:p>
      <text:list text:style-name="L3" text:continue-numbering="true">
        <text:list-header>
          <text:p text:style-name="P39"/>
        </text:list-header>
        <text:list-item>
          <text:p text:style-name="P36">Start the xcatd daemon using the postgresql database</text:p>
        </text:list-item>
      </text:list>
      <text:p text:style-name="P9">service xcatd restart</text:p>
      <text:list text:style-name="L3" text:continue-numbering="true">
        <text:list-header>
          <text:p text:style-name="P29"/>
          <text:p text:style-name="P36"/>
        </text:list-header>
      </text:list>
      <text:h text:style-name="Heading_20_2" text:outline-level="2" text:is-list-header="true"><text:soft-page-break/></text:h>
      <text:p text:style-name="Standard"/>
      <text:h text:style-name="Heading_20_2" text:outline-level="2">Using Postgreql <text:s/>( psql command line interface)</text:h>
      <text:p text:style-name="Standard"/>
      <text:p text:style-name="Standard">If you want to access the database through the Postgresql (psql) command, to check the database, enter the following</text:p>
      <text:p text:style-name="Standard"/>
      <text:p text:style-name="Standard">psql -h &lt;hostname&gt; -U xcatadm -d xcatdb <text:s text:c="2"/>( note hostname must be from the pg_hba.conf file) and you will be prompted for the password ( cluster).</text:p>
      <text:p text:style-name="Standard"/>
      <text:p text:style-name="Standard">You can then run sql commands on the database.</text:p>
      <text:p text:style-name="Standard"/>
      <text:p text:style-name="Standard">Run <text:s text:c="2"/>\h for a list of commands</text:p>
      <text:p text:style-name="Standard">Run <text:s/>\g so SQL commands can end in ;</text:p>
      <text:p text:style-name="Standard">Then</text:p>
      <text:p text:style-name="Standard">select * from nodelist; <text:s text:c="4"/>to see table entries</text:p>
      <text:p text:style-name="Standard">\dt <text:s/>list all tables;</text:p>
      <text:p text:style-name="Standard">\q <text:s/>to quit </text:p>
      <text:p text:style-name="Standard"/>
      <text:p text:style-name="Standard"/>
      <text:list text:style-name="L3" text:continue-numbering="true">
        <text:list-item>
          <text:list text:continue-numbering="true">
            <text:list-header>
              <text:h text:style-name="P25" text:outline-level="2" text:is-list-header="true"/>
            </text:list-header>
          </text:list>
        </text:list-item>
      </text:list>
      <text:list text:style-name="L1" text:continue-numbering="true">
        <text:list-item>
          <text:list text:continue-numbering="true">
            <text:list-header>
              <text:h text:style-name="P26" text:outline-level="2" text:is-list-header="true" text:restart-numbering="true" text:start-value="1"/>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Setup Posgresql</dc:title>
    <meta:initial-creator>IBM_USER</meta:initial-creator>
    <meta:creation-date>2008-03-11T09:00:00</meta:creation-date>
    <dc:creator>Lissa Valletta</dc:creator>
    <dc:date>2010-05-27T14:53:16</dc:date>
    <meta:printed-by>Egan Ford</meta:printed-by>
    <meta:print-date>2008-05-08T10:26:10</meta:print-date>
    <meta:editing-cycles>353</meta:editing-cycles>
    <meta:editing-duration>P9DT6H10M39S</meta:editing-duration>
    <meta:user-defined meta:name="Info 1"/>
    <meta:user-defined meta:name="Info 2"/>
    <meta:user-defined meta:name="Info 3"/>
    <meta:user-defined meta:name="Info 4"/>
    <meta:document-statistic meta:table-count="0" meta:image-count="0" meta:object-count="0" meta:page-count="5" meta:paragraph-count="125" meta:word-count="969" meta:character-count="5972"/>
  </office:meta>
</office:document-meta>
</file>